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rser/material</text:p>
      <text:p text:style-name="Standard"/>
      <text:p text:style-name="Standard">De komponenter som användes i projektet var följande:</text:p>
      <text:list xml:id="list1058273918704879469" text:style-name="L1">
        <text:list-item>
          <text:p text:style-name="P1">Kameror: </text:p>
          <text:p text:style-name="P1">Basler acA1300-60gc</text:p>
          <text:p text:style-name="P1">Basler acA1440-73gc</text:p>
        </text:list-item>
        <text:list-item>
          <text:p text:style-name="P1">Linser:</text:p>
          <text:p text:style-name="P1">Cinegon 1.8/4.8-0902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sv" fo:country="SE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14:31:07</meta:creation-date>
    <meta:document-statistic meta:table-count="0" meta:image-count="0" meta:object-count="0" meta:page-count="1" meta:paragraph-count="7" meta:word-count="22" meta:character-count="149"/>
    <dc:date>2019-08-09T14:48:19</dc:date>
    <meta:editing-duration>PT1M20S</meta:editing-duration>
    <meta:editing-cycles>1</meta:editing-cycles>
    <meta:generator>OpenOffice/4.1.2$Unix OpenOffice.org_project/412m3$Build-9782</meta:generator>
  </office:meta>
</office:document-meta>
</file>